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1" style:text-underline-style="solid" style:text-underline-width="auto" style:text-underline-color="font-color"/>
    </style:style>
    <style:style style:name="P2" style:family="paragraph" style:parent-style-name="Standard">
      <style:text-properties style:font-name="Trebuchet MS1" style:text-underline-style="none"/>
    </style:style>
    <style:style style:name="P3" style:family="paragraph" style:parent-style-name="Standard">
      <style:text-properties style:text-position="0% 100%" style:font-name="Trebuchet MS" style:text-underline-style="none"/>
    </style:style>
    <style:style style:name="P4" style:family="paragraph" style:parent-style-name="Standard">
      <style:text-properties style:text-position="0% 100%" style:font-name="Trebuchet MS" style:text-underline-style="solid" style:text-underline-width="auto" style:text-underline-color="font-color"/>
    </style:style>
    <style:style style:name="P5" style:family="paragraph" style:parent-style-name="Standard">
      <style:text-properties style:text-position="0% 100%" style:font-name="Trebuchet MS" style:text-underline-style="none"/>
    </style:style>
    <style:style style:name="P6" style:family="paragraph" style:parent-style-name="Standard">
      <style:text-properties style:text-position="0% 100%" style:font-name="Trebuchet MS" style:text-underline-style="none" style:font-name-asian="Trebuchet MS" style:font-name-complex="Trebuchet MS"/>
    </style:style>
    <style:style style:name="P7" style:family="paragraph" style:parent-style-name="Standard">
      <style:text-properties style:text-position="0% 100%" style:font-name="Trebuchet MS" style:text-underline-style="solid" style:text-underline-width="auto" style:text-underline-color="font-color" style:font-name-asian="Trebuchet MS" style:font-name-complex="Trebuchet MS"/>
    </style:style>
    <style:style style:name="P8" style:family="paragraph" style:parent-style-name="Standard">
      <style:text-properties style:text-position="0% 100%" style:font-name="Trebuchet MS" fo:font-style="italic" style:text-underline-style="none" style:font-name-asian="Trebuchet MS" style:font-style-asian="italic" style:font-name-complex="Trebuchet MS" style:font-style-complex="italic"/>
    </style:style>
    <style:style style:name="P9" style:family="paragraph" style:parent-style-name="Standard">
      <style:text-properties style:font-name="Trebuchet MS1" style:text-underline-style="solid" style:text-underline-width="auto" style:text-underline-color="font-color"/>
    </style:style>
    <style:style style:name="P10" style:family="paragraph" style:parent-style-name="Standard">
      <style:text-properties style:font-name="Trebuchet MS1"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font-name="Trebuchet MS" style:text-underline-style="none"/>
    </style:style>
    <style:style style:name="T3" style:family="text">
      <style:text-properties style:text-position="super 58%" style:font-name="Trebuchet MS" style:text-underline-style="none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 style:font-name="Trebuchet MS"/>
    </style:style>
    <style:style style:name="T6" style:family="text">
      <style:text-properties style:text-position="0% 100%" style:font-name="Trebuchet MS" style:text-underline-style="non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Symbol" style:font-name-asian="Symbol" style:font-name-complex="Symbol"/>
    </style:style>
    <style:style style:name="T9" style:family="text">
      <style:text-properties style:font-name="Trebuchet MS1" style:font-name-asian="Symbol" style:font-name-complex="Symbo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2"/>
      <text:p text:style-name="P2">1/ (1, 5) (2, 9, 4) (3, 7, 10, 6) (8)</text:p>
      <text:p text:style-name="P2"/>
      <text:p text:style-name="P2">2/ (2, 9, 4) → ordre = 3</text:p>
      <text:p text:style-name="P2"/>
      <text:p text:style-name="P2">3/ 8</text:p>
      <text:p text:style-name="P2"/>
      <text:p text:style-name="P1"><text:span text:style-name="T1">4/ </text:span><text:span text:style-name="T2">σ</text:span><text:span text:style-name="T1"> = (1,5) ° (2, 9, 4) ° (3, 7, 10, 6)</text:span></text:p>
      <text:p text:style-name="P2"/>
      <text:p text:style-name="P1"><text:span text:style-name="T1">5/ <text:s/></text:span><text:span text:style-name="T2">σ</text:span><text:span text:style-name="T3">-1</text:span><text:span text:style-name="T6"> = (1, 5) ° (2, 9, 4) ° (3, 6, 10, 7)</text:span></text:p>
      <text:p text:style-name="P3"/>
      <text:p text:style-name="P3">(a,b,c,d) = (a,d) ° (a,c) ° (a,b) = (b,a) ° (b,d) ° (b,c) = (a,b) ° (b,c) ° (c,d) </text:p>
      <text:p text:style-name="P3">(On fait des circuits pour tourner en rond)</text:p>
      <text:p text:style-name="P3"/>
      <text:p text:style-name="P3">a → b<text:tab/><text:tab/>a → <text:s/>c<text:tab/><text:tab/>a → d<text:tab/><text:tab/>Premier cycle</text:p>
      <text:p text:style-name="P3">b → a<text:tab/><text:tab/>b → <text:s/>b<text:tab/><text:tab/>b → b</text:p>
      <text:p text:style-name="P3">c → c<text:tab/><text:tab/>c → a<text:tab/><text:tab/>c → c</text:p>
      <text:p text:style-name="P3">d → d<text:tab/><text:tab/>d → d<text:tab/><text:tab/>d → d</text:p>
      <text:p text:style-name="P3"/>
      <text:p text:style-name="P3">6/ </text:p>
      <text:p text:style-name="P3">σ = <text:tab/>(1,5) ° <text:tab/>(2,4) ° (4,9) ° <text:tab/>(3,6) ° (3,10) ° (3,7)</text:p>
      <text:p text:style-name="P3"><text:tab/><text:tab/><text:tab/>(9,2) ° (2,4) °<text:tab/>(6,10) ° (6,7) ° (6,3)<text:tab/></text:p>
      <text:p text:style-name="P3"><text:tab/> <text:s text:c="2"/><text:tab/><text:tab/>(4,9) ° (9,4) °<text:tab/>(10,7) ° (10,3) ° (10,6)</text:p>
      <text:p text:style-name="P3"><text:tab/><text:tab/><text:tab/><text:tab/><text:tab/><text:tab/>(7,3) ° (7,6) ° (7,10)</text:p>
      <text:p text:style-name="P3">σ = <text:tab/>(1,5) ° <text:tab/>(4,2) ° (2,9)<text:tab/>°<text:tab/>(7,10) ° (10,6) ° (6,3)</text:p>
      <text:p text:style-name="P3"><text:tab/><text:tab/><text:tab/>(2,9) ° (9,4) °<text:tab/>(3,7) ° (7,10) ° (10,6)</text:p>
      <text:p text:style-name="P3"><text:tab/><text:tab/><text:tab/>(9,4) ° (4,2) ° <text:tab/>(10,6) ° (6,3) ° (3,7)</text:p>
      <text:p text:style-name="P3"><text:tab/><text:tab/><text:tab/><text:tab/><text:tab/><text:tab/>(6,3) ° (3,7) ° (7,10)</text:p>
      <text:p text:style-name="P3">7/</text:p>
      <text:p text:style-name="P3">(1,4)<text:tab/>(1,5)<text:tab/>(1,6)<text:tab/>(1,9)</text:p>
      <text:p text:style-name="P3">(2,3)<text:tab/>(2,4)<text:tab/>(2,5)<text:tab/>(2,6)<text:tab/>(2,8)<text:tab/>(2,9)<text:tab/>(2,10)</text:p>
      <text:p text:style-name="P3">(3,4)<text:tab/>(3,5)<text:tab/>(3,6)<text:tab/>(3,9)<text:tab/>(3,10)</text:p>
      <text:p text:style-name="P3">(4,5)</text:p>
      <text:p text:style-name="P3">(7,8)<text:tab/>(7,9)<text:tab/>(7,10)</text:p>
      <text:p text:style-name="P3">(8, 9) <text:tab/>(8,10)</text:p>
      <text:p text:style-name="P3"/>
      <text:p text:style-name="P2">8/ </text:p>
      <text:p text:style-name="P2">Il est ouf le prof faut pas chercher à comprendre !!! La réponse est n !</text:p>
      <text:p text:style-name="P3"/>
      <text:p text:style-name="P3">9/ Ordre inférieur ou égal à 12</text:p>
      <text:p text:style-name="P1"><text:span text:style-name="T6">σ</text:span><text:span text:style-name="T3">12</text:span><text:span text:style-name="T6"> = id</text:span></text:p>
      <text:p text:style-name="P1"><text:span text:style-name="T6"/></text:p>
      <text:p text:style-name="P1"><text:span text:style-name="T5">Exercice 2 :</text:span></text:p>
      <text:p text:style-name="P1"><text:span text:style-name="T6"/></text:p>
      <text:p text:style-name="P10"><text:span text:style-name="T6">def inversions(T):</text:span></text:p>
      <text:p text:style-name="P10"><text:span text:style-name="T6"><text:s text:c="4"/>if len(T)&lt;2 : return (T,0)</text:span></text:p>
      <text:p text:style-name="P10"><text:span text:style-name="T6"><text:s text:c="4"/>gauche, inv_gauche = inversions(T[:len(T)//2])</text:span></text:p>
      <text:p text:style-name="P10"><text:span text:style-name="T6"><text:s text:c="4"/>droite, inv_droite = inversions(T[len(T)//2:])</text:span></text:p>
      <text:p text:style-name="P10"><text:span text:style-name="T6"><text:s text:c="4"/>liste,nb = fusion(gauche, droite)</text:span></text:p>
      <text:p text:style-name="P10"><text:span text:style-name="T6"><text:s text:c="4"/>return liste, nb + inv_gauche +inv_droite</text:span></text:p>
      <text:p text:style-name="P10"><text:span text:style-name="T6"/></text:p>
      <text:p text:style-name="P10"><text:soft-page-break/><text:span text:style-name="T6">def fusion(gauche, droite):</text:span></text:p>
      <text:p text:style-name="P10"><text:span text:style-name="T6"><text:s text:c="4"/>if len(gauche)==0 : return (droite,0)</text:span></text:p>
      <text:p text:style-name="P10"><text:span text:style-name="T6"><text:s text:c="4"/>if len(droite)==0 : return (gauche,0)</text:span></text:p>
      <text:p text:style-name="P10"><text:span text:style-name="T6"><text:s text:c="4"/>if gauche[0] &lt; droite[0] :</text:span></text:p>
      <text:p text:style-name="P10"><text:span text:style-name="T6"><text:s text:c="8"/>liste, nb = fusion(gauche[1:], droite)</text:span></text:p>
      <text:p text:style-name="P10"><text:span text:style-name="T6"><text:s text:c="8"/>return [gauche[0]] + liste, nb</text:span></text:p>
      <text:p text:style-name="P10"><text:span text:style-name="T6"><text:s text:c="4"/>else :</text:span></text:p>
      <text:p text:style-name="P10"><text:span text:style-name="T6"><text:s text:c="8"/>liste, nb = fusion(gauche, droite[1:])</text:span></text:p>
      <text:p text:style-name="P10"><text:span text:style-name="T6"><text:s text:c="8"/>return [droite[0]] + liste, nb +len(gauche)</text:span></text:p>
      <text:p text:style-name="P3"/>
      <text:p text:style-name="P4">Exercice 3 :</text:p>
      <text:p text:style-name="P3"/>
      <text:p text:style-name="P3">1/</text:p>
      <text:p text:style-name="P3">CI : Avant le premier tour de boucle T[:1] = T[0] est trié et contient le même élément qu'initialement, T[:1] est trié.</text:p>
      <text:p text:style-name="P3">On veut montrer que la propagation de l'invariant : s'il et vrai à la fin du tour i, il l'est à la fin du tour i+1.</text:p>
      <text:p text:style-name="P3">Soit i &gt;= 0, on suppose l'invariant vérifié pour i</text:p>
      <text:p text:style-name="P3">En entrant dans le tour i+1, T[:i+1]</text:p>
      <text:p text:style-name="P3">On veut montrer qu'à la fin de la boucle sur j, T[i+1] a été correctement inséré dans T[:i+1]</text:p>
      <text:p text:style-name="P4">Lemme :<text:span text:style-name="T1"> A chaque itération sur j, T[j] = T</text:span><text:span text:style-name="T4">0</text:span><text:span text:style-name="T1">[i+1], T[j-1] = T</text:span><text:span text:style-name="T4">0</text:span><text:span text:style-name="T1">[j-1]</text:span></text:p>
      <text:p text:style-name="P3">Vrai quand j = i, et par propagation ensuite</text:p>
      <text:p text:style-name="P4"><text:span text:style-name="T1">La boucle sur j s'arrête lorsque T[j-1] &lt; T[j] = T</text:span><text:span text:style-name="T4">0</text:span><text:span text:style-name="T1">[i+1] donc pour j-1 = k, ie lorsque T</text:span><text:span text:style-name="T4">0</text:span><text:span text:style-name="T1">[i+1] est bien placé.</text:span></text:p>
      <text:p text:style-name="P3"/>
      <text:p text:style-name="P3">2/</text:p>
      <text:p text:style-name="P3">1 échange = 3 affectations</text:p>
      <text:p text:style-name="P3">Tri(σ) fait Inv(σ) échanges donc 3 Inv(σ) affectations</text:p>
      <text:p text:style-name="P6">→ <text:s/>On peut se contenter de </text:p>
      <text:p text:style-name="P6"><draw:frame draw:style-name="fr1" draw:name="Objet1" text:anchor-type="as-char" svg:y="-0.72cm" svg:width="7.435cm" svg:height="1.1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∑ = Inv(σ) → <text:s text:c="2"/><text:span text:style-name="T9">Inv(σ) </text:span><text:span text:style-name="T8"></text:span><text:span text:style-name="T9"> </text:span>Θ<text:span text:style-name="T9">(n²) <text:tab/>Inv(σ)+2n</text:span></text:p>
      <text:p text:style-name="P6"><text:span text:style-name="T9">2 # { i | </text:span><text:span text:style-name="T8"> </text:span><text:span text:style-name="T9">j &lt; i <text:s/>σ(j) &gt; σ(i)} </text:span>≤<text:span text:style-name="T9"> 2len(σ)</text:span></text:p>
      <text:p text:style-name="P6"><text:span text:style-name="T9">Pour chaque élément on fait : Inv(σ, i) + 1 comparaisons</text:span></text:p>
      <text:p text:style-name="P6"><text:span text:style-name="T9">(+ 1 sauf si </text:span><text:span text:style-name="T8"></text:span><text:span text:style-name="T9"> j &lt; i σ (j) &gt; σ(i))</text:span></text:p>
      <text:p text:style-name="P6"><text:span text:style-name="T9">Inv(σ, i) → <text:s/>#{ j &lt; i | σ(j) &gt; σ(i) }</text:span></text:p>
      <text:p text:style-name="P6">∑<text:span text:style-name="T9"> = Inv(σ) + n</text:span></text:p>
      <text:p text:style-name="P6"><text:span text:style-name="T9">Donc avec cette amélioration on gagne un facteur sur la complexité, mais elle reste </text:span>Θ<text:span text:style-name="T9">(n²) en moyenne. </text:span></text:p>
      <text:p text:style-name="P6"/>
      <text:p text:style-name="P7">Exercice 4 :</text:p>
      <text:p text:style-name="P6"/>
      <text:p text:style-name="P8">def unionRec(E,F):</text:p>
      <text:p text:style-name="P8"><text:s text:c="4"/>if len(E) == 0 : return F[:]</text:p>
      <text:p text:style-name="P8"><text:s text:c="4"/>if len(F) == 0 : return E[:]</text:p>
      <text:p text:style-name="P8"><text:s text:c="4"/>if E[0] == F[0] : return [E[0]] + <text:s/>unionRec(E[1:], F[1:])</text:p>
      <text:p text:style-name="P8"><text:s text:c="4"/>if E[0] &lt; F[0] : return <text:s/>[E[0]] + <text:s/>unionRec(E[1:], F)</text:p>
      <text:p text:style-name="P8"><text:s text:c="4"/>else : return [F[0]] + <text:s/>unionRec(E, F[1:])</text:p>
      <text:p text:style-name="P8"/>
      <text:p text:style-name="P8">def interRec(E, F):</text:p>
      <text:p text:style-name="P8"><text:soft-page-break/><text:s text:c="4"/>if len(E) == 0 : return []</text:p>
      <text:p text:style-name="P8"><text:s text:c="4"/>if len(F) == 0 : return []</text:p>
      <text:p text:style-name="P8"><text:s text:c="4"/>if E[0] == F[0] : return [E[0]] + <text:s/>interRec(E[1:], F[1:])</text:p>
      <text:p text:style-name="P8"><text:s text:c="4"/>if E[0] &lt; F[0] : return <text:s/>interRec(E[1:], F)</text:p>
      <text:p text:style-name="P8"><text:s text:c="4"/>else : return interRec(E, F[1:])</text:p>
      <text:p text:style-name="P8"/>
      <text:p text:style-name="P8">def difRec(E,F):</text:p>
      <text:p text:style-name="P8"><text:s text:c="4"/>if len(E) == 0 : return []</text:p>
      <text:p text:style-name="P8"><text:s text:c="4"/>if len(F) == 0 : return []</text:p>
      <text:p text:style-name="P8"><text:s text:c="4"/>if E[0] == F[0] : return difRec(E[1:], F[1:])</text:p>
      <text:p text:style-name="P8"><text:s text:c="4"/>if E[0] &lt; F[0] : return <text:s/>[E[0]] + <text:s/>difRec(E[1:], F)</text:p>
      <text:p text:style-name="P8"><text:s text:c="4"/>else : return difRec(E, F[1:])</text:p>
      <text:p text:style-name="P8"/>
      <text:p text:style-name="P8">def difSymRec(E,F) :</text:p>
      <text:p text:style-name="P8"><text:s text:c="4"/>if len(E) == 0 : return F[:]</text:p>
      <text:p text:style-name="P8"><text:s text:c="4"/>if len(F) == 0 : return E[:]</text:p>
      <text:p text:style-name="P8"><text:s text:c="4"/>if E[0] == F[0] : return difSymRec(E[1:], F[1:])</text:p>
      <text:p text:style-name="P8"><text:s text:c="4"/>if E[0] &lt; F[0] : return <text:s/>[E[0]] + <text:s/>difSymRec(E[1:], F)</text:p>
      <text:p text:style-name="P8"><text:s text:c="4"/>else : return [F[0]] + <text:s/>difSymRec(E, F[1:])</text:p>
      <text:p text:style-name="P8"><text:span text:style-name="T7"/></text:p>
      <text:p text:style-name="P8"><text:span text:style-name="T7">Complexité : m = len(E), n = len(F), le nombre d'appels récursifs est borné par m+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03-12T15:11:31.08</meta:creation-date>
    <dc:date>2015-03-19T15:31:07.42</dc:date>
    <dc:creator>Maxime Gallais-Jimenez</dc:creator>
    <meta:editing-duration>PT3H10M23S</meta:editing-duration>
    <meta:editing-cycles>41</meta:editing-cycles>
    <meta:generator>OpenOffice/4.1.1$Win32 OpenOffice.org_project/411m6$Build-9775</meta:generator>
    <meta:document-statistic meta:table-count="0" meta:image-count="0" meta:object-count="1" meta:page-count="3" meta:paragraph-count="96" meta:word-count="726" meta:character-count="3636"/>
  </office:meta>
</office:document-meta>
</file>

<file path=Object 1/content.xml><?xml version="1.0" encoding="utf-8"?>
<math xmlns="http://www.w3.org/1998/Math/MathML">
  <semantics>
    <mrow>
      <mrow>
        <munderover>
          <mo stretchy="false">∑</mo>
          <mrow>
            <mi>i</mi>
            <mo stretchy="false">=</mo>
            <mn>1</mn>
          </mrow>
          <mrow>
            <mi mathvariant="italic">len</mi>
            <mrow>
              <mo stretchy="false">(</mo>
              <mrow>
                <mrow>
                  <mi>t</mi>
                  <mo stretchy="false">−</mo>
                  <mn>1</mn>
                </mrow>
              </mrow>
              <mo stretchy="false">)</mo>
            </mrow>
          </mrow>
        </munderover>
        <mi mathvariant="italic">Inv</mi>
      </mrow>
      <mrow>
        <mrow>
          <mo stretchy="false">(</mo>
          <mrow>
            <mo stretchy="false">σ</mo>
            <mi>,</mi>
            <mi>i</mi>
          </mrow>
          <mo stretchy="false">)</mo>
        </mrow>
        <mo stretchy="false">+</mo>
        <mn>2</mn>
      </mrow>
      <mtext>    </mtext>
      <mo stretchy="false">δ</mo>
      <mrow>
        <mo stretchy="false">[</mo>
        <mrow>
          <mo stretchy="false">σ</mo>
          <mrow>
            <mrow>
              <mo stretchy="false">(</mo>
              <mrow>
                <mi>i</mi>
              </mrow>
              <mo stretchy="false">)</mo>
            </mrow>
            <mo stretchy="false">&lt;</mo>
            <mo stretchy="false">σ</mo>
          </mrow>
          <mrow>
            <mo stretchy="false">(</mo>
            <mrow>
              <mi>j</mi>
            </mrow>
            <mo stretchy="false">)</mo>
          </mrow>
        </mrow>
        <mo stretchy="false">]</mo>
      </mrow>
      <mo stretchy="false">∃</mo>
      <mrow>
        <mi>j</mi>
        <mo stretchy="false">&lt;</mo>
        <mi>i</mi>
      </mrow>
    </mrow>
    <annotation encoding="StarMath 5.0">sum from i=1 to {len(t-1)} Inv(%sigma,i)  + 2"    "%delta [%sigma(i) &lt; %sigma(j)] exists j &lt; i</annotation>
  </semantics>
</math>
</file>